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e "VOUS " : ce que j’ai compris du besoin de l’entreprise, son contexte de recrutement, les enjeux du poste </text:p>
      <text:p text:style-name="Text_20_body">Le "JE" : éléments clés de l’argumentation de mes compétences et réalisations centrée sur le besoin : mes atouts </text:p>
      <text:p text:style-name="Text_20_body">Le "NOUS" : proposition de rencontre et objectifs </text:p>
      <text:p text:style-name="Text_20_body"/>
      <text:p text:style-name="Text_20_body">En regard de cette structure, voici les questions que se pose le recruteur à la réception de votre lettre : </text:p>
      <text:p text:style-name="Text_20_body">En quoi mon entreprise l’intéresse-t-elle ? </text:p>
      <text:p text:style-name="Text_20_body">Que cherche-t-il ? </text:p>
      <text:p text:style-name="Text_20_body">Que peut-il m’apporter ? </text:p>
      <text:p text:style-name="Text_20_body">Qu’a-t-il de plus que les autres ?</text:p>
      <text:p text:style-name="Text_20_body"/>
      <text:p text:style-name="Text_20_body">Madame, Monsieur,</text:p>
      <text:p text:style-name="Text_20_body">Vous êtes à la recherche d'un développeur d'application PHP et vous semblez particulièrement attentif à la capacité du candidat à adopter une démarche de conception centrée sur l'utilisateur.</text:p>
      <text:p text:style-name="Text_20_body">Possédant la double compétence développement web / ergonomie, votre annonce a suscité mon vif intérêt.<text:line-break/>J'exerce la fonction de concepteur / développeur web depuis bientôt huit ans et pense être en mesure de vous apporter toutes les garanties techniques.<text:line-break/>Diplômé en ergonomie (Bac+5), je sais également intégrer la logique utilisateur à chacune de mes réalisations et suis même persuadé qu'il s'agit d'un facteur clef de réussite d'un projet.</text:p>
      <text:p text:style-name="Text_20_body">Pouvoir valoriser cette double compétence au sein d'une structure d'envergure comme Magellan représente pour moi une réelle opportunité, et je suis d'ores et déjà enthousiaste à l'idée d'en apprendre davantage au sujet de votre structure et de vos projets.</text:p>
      <text:p text:style-name="Text_20_body">Dans l'attente, veuillez agréer Madame, Monsieur, mes plus sincères salut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Florent Chanavat</meta:initial-creator>
    <meta:creation-date>2008-09-07T12:07:35</meta:creation-date>
    <dc:creator>Florent Chanavat</dc:creator>
    <dc:date>2008-09-07T22:18:32</dc:date>
    <meta:editing-cycles>41</meta:editing-cycles>
    <meta:editing-duration>PT3H41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30" meta:character-count="1487"/>
  </office:meta>
</office:document-meta>
</file>